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AFA71597EB1FA1E04C.png" manifest:media-type="image/png"/>
  <manifest:file-entry manifest:full-path="Pictures/10000001000001F4000001F42076D98E0AC79ABD.png" manifest:media-type="image/png"/>
  <manifest:file-entry manifest:full-path="Pictures/10000001000001300000015F228EC3942C60D18F.png" manifest:media-type="image/png"/>
  <manifest:file-entry manifest:full-path="Pictures/10000001000000E4000000DD9571EDA55B8B33BF.png" manifest:media-type="image/png"/>
  <manifest:file-entry manifest:full-path="Pictures/1000000100000230000002304A5030BAACEDF189.png" manifest:media-type="image/png"/>
  <manifest:file-entry manifest:full-path="Pictures/1000000100000190000001901A6DF9A6F4C583FC.png" manifest:media-type="image/png"/>
  <manifest:file-entry manifest:full-path="Pictures/1000000100000280000002805F51C5C60DFC524B.png" manifest:media-type="image/png"/>
  <manifest:file-entry manifest:full-path="Pictures/10000001000003340000022F871BFC1F009C81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ouble_20_Dash_20__28_Rounded_29_" svg:stroke-width="0.081cm" draw:marker-start-width="0.321cm" draw:marker-end-width="0.321cm" svg:stroke-linecap="round" draw:fill="none" draw:textarea-horizontal-align="justify" draw:textarea-vertical-align="top" draw:auto-grow-height="false" fo:min-height="6.338cm" fo:min-width="9.547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withoutfill">
      <style:graphic-properties draw:marker-end="Arrowheads_20_7" draw:marker-end-width="0.3cm" draw:fill="none" draw:textarea-vertical-align="middle"/>
    </style:style>
    <style:style style:name="gr8" style:family="graphic" style:parent-style-name="objectwithoutfill">
      <style:graphic-properties draw:marker-end="Arrowheads_20_8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666666" loext:opacity="100%"/>
    </style:style>
    <style:style style:name="P3" style:family="paragraph">
      <loext:graphic-properties draw:fill="none"/>
      <style:paragraph-properties fo:text-align="center" style:writing-mode="lr-tb"/>
      <style:text-properties fo:color="#666666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T1" style:family="text">
      <style:text-properties fo:color="#666666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frame draw:style-name="gr1" draw:text-style-name="P1" draw:layer="layout" svg:width="3.916cm" svg:height="2.67cm" svg:x="7.174cm" svg:y="17.01cm">
            <draw:image xlink:href="Pictures/10000001000003340000022F871BFC1F009C8115.png" xlink:type="simple" xlink:show="embed" xlink:actuate="onLoad" draw:mime-type="image/png">
              <text:p/>
            </draw:image>
          </draw:frame>
          <draw:frame draw:style-name="gr1" draw:text-style-name="P1" draw:layer="layout" svg:width="2.223cm" svg:height="2.223cm" svg:x="10.22cm" svg:y="17.057cm">
            <draw:image xlink:href="Pictures/1000000100000280000002805F51C5C60DFC524B.png" xlink:type="simple" xlink:show="embed" xlink:actuate="onLoad" draw:mime-type="image/png">
              <text:p/>
            </draw:image>
          </draw:frame>
        </draw:g>
        <draw:frame draw:style-name="gr1" draw:text-style-name="P1" xml:id="id1" draw:id="id1" draw:layer="layout" svg:width="3.81cm" svg:height="3.81cm" svg:x="2.222cm" svg:y="6.6cm">
          <draw:image xlink:href="Pictures/1000000100000230000002304A5030BAACEDF189.png" xlink:type="simple" xlink:show="embed" xlink:actuate="onLoad" draw:mime-type="image/png">
            <text:p/>
          </draw:image>
        </draw:frame>
        <draw:g xml:id="id2" draw:id="id2">
          <draw:frame draw:style-name="gr1" draw:text-style-name="P1" draw:layer="layout" svg:width="3.977cm" svg:height="3.855cm" svg:x="7.558cm" svg:y="7.118cm">
            <draw:image xlink:href="Pictures/10000001000000E4000000DD9571EDA55B8B33BF.png" xlink:type="simple" xlink:show="embed" xlink:actuate="onLoad" draw:mime-type="image/png">
              <text:p/>
            </draw:image>
          </draw:frame>
          <draw:frame draw:style-name="gr1" draw:text-style-name="P1" draw:layer="layout" svg:width="1.813cm" svg:height="2.093cm" svg:x="10.239cm" svg:y="6cm">
            <draw:image xlink:href="Pictures/10000001000001300000015F228EC3942C60D18F.png" xlink:type="simple" xlink:show="embed" xlink:actuate="onLoad" draw:mime-type="image/png">
              <text:p/>
            </draw:image>
          </draw:frame>
        </draw:g>
        <draw:g xml:id="id3" draw:id="id3">
          <draw:frame draw:style-name="gr1" draw:text-style-name="P1" draw:layer="layout" svg:width="5.398cm" svg:height="5.398cm" svg:x="20.485cm" svg:y="2.287cm">
            <draw:image xlink:href="Pictures/10000001000001F4000001F42076D98E0AC79ABD.png" xlink:type="simple" xlink:show="embed" xlink:actuate="onLoad" draw:mime-type="image/png">
              <text:p/>
            </draw:image>
          </draw:frame>
          <draw:frame draw:style-name="gr1" draw:text-style-name="P1" draw:layer="layout" svg:width="5.291cm" svg:height="4.629cm" svg:x="15.739cm" svg:y="2.773cm">
            <draw:image xlink:href="Pictures/10000001000000C8000000AFA71597EB1FA1E04C.png" xlink:type="simple" xlink:show="embed" xlink:actuate="onLoad" draw:mime-type="image/png">
              <text:p/>
            </draw:image>
          </draw:frame>
          <draw:custom-shape draw:style-name="gr2" draw:text-style-name="P3" draw:layer="layout" svg:width="10.127cm" svg:height="6.668cm" svg:x="15.7cm" svg:y="1.487cm">
            <text:p text:style-name="P2"><text:span text:style-name="T1">staging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1" draw:layer="layout" svg:x1="6.032cm" svg:y1="8.505cm" svg:x2="7.558cm" svg:y2="8.486cm" draw:start-shape="id1" draw:start-glue-point="1" draw:end-shape="id2" draw:end-glue-point="3" svg:d="M6032 8505h763v-19h763" svg:viewBox="0 0 1527 20">
          <text:p/>
        </draw:connector>
        <draw:g xml:id="id4" draw:id="id4">
          <draw:frame draw:style-name="gr1" draw:text-style-name="P1" draw:layer="layout" svg:width="5.398cm" svg:height="5.398cm" svg:x="20.502cm" svg:y="10.06cm">
            <draw:image xlink:href="Pictures/10000001000001F4000001F42076D98E0AC79ABD.png" xlink:type="simple" xlink:show="embed" xlink:actuate="onLoad" draw:mime-type="image/png">
              <text:p/>
            </draw:image>
          </draw:frame>
          <draw:frame draw:style-name="gr1" draw:text-style-name="P1" draw:layer="layout" svg:width="5.291cm" svg:height="4.629cm" svg:x="15.756cm" svg:y="10.546cm">
            <draw:image xlink:href="Pictures/10000001000000C8000000AFA71597EB1FA1E04C.png" xlink:type="simple" xlink:show="embed" xlink:actuate="onLoad" draw:mime-type="image/png">
              <text:p/>
            </draw:image>
          </draw:frame>
          <draw:custom-shape draw:style-name="gr2" draw:text-style-name="P3" draw:layer="layout" svg:width="10.127cm" svg:height="6.668cm" svg:x="15.7cm" svg:y="9.26cm">
            <text:p text:style-name="P2"><text:span text:style-name="T1">production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svg:x1="12.052cm" svg:y1="8.486cm" svg:x2="15.7cm" svg:y2="4.821cm" draw:start-shape="id2" draw:start-glue-point="1" draw:end-shape="id3" draw:end-glue-point="3" svg:d="M12052 8486h1803v-3665h1845" svg:viewBox="0 0 3649 3666">
          <text:p/>
        </draw:connector>
        <draw:connector draw:style-name="gr5" draw:text-style-name="P1" draw:layer="layout" svg:x1="12.052cm" svg:y1="8.486cm" svg:x2="15.7cm" svg:y2="12.594cm" draw:start-shape="id2" draw:start-glue-point="1" draw:end-shape="id4" draw:end-glue-point="3" svg:d="M12052 8486h1803v4108h1845" svg:viewBox="0 0 3649 4109">
          <text:p/>
        </draw:connector>
        <draw:frame draw:style-name="gr6" draw:text-style-name="P5" xml:id="id6" draw:id="id6" draw:layer="layout" svg:width="1.905cm" svg:height="1.905cm" svg:x="19.85cm" svg:y="17.192cm">
          <draw:image xlink:href="Pictures/1000000100000190000001901A6DF9A6F4C583FC.png" xlink:type="simple" xlink:show="embed" xlink:actuate="onLoad" draw:mime-type="image/png">
            <text:p text:style-name="P4"/>
            <text:p text:style-name="P4"/>
            <text:p text:style-name="P4"/>
            <text:p text:style-name="P4"/>
            <text:p text:style-name="P4">cloudformation</text:p>
          </draw:image>
        </draw:frame>
        <draw:connector draw:style-name="gr7" draw:text-style-name="P1" draw:layer="layout" svg:x1="9.808cm" svg:y1="17.01cm" svg:x2="9.805cm" svg:y2="10.973cm" draw:start-shape="id5" draw:start-glue-point="0" draw:end-shape="id2" draw:end-glue-point="2" svg:d="M9808 17010v-3018h-3v-3019" svg:viewBox="0 0 4 6038">
          <text:p/>
        </draw:connector>
        <draw:connector draw:style-name="gr8" draw:text-style-name="P1" draw:layer="layout" svg:x1="20.802cm" svg:y1="17.192cm" svg:x2="20.8cm" svg:y2="15.928cm" draw:start-shape="id6" draw:start-glue-point="0" draw:end-shape="id4" draw:end-glue-point="2" svg:d="M20802 17192v-611h-2v-653" svg:viewBox="0 0 3 126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8:23:00.921731780</meta:creation-date>
    <dc:date>2022-02-10T18:44:50.597682929</dc:date>
    <meta:editing-duration>PT11M4S</meta:editing-duration>
    <meta:editing-cycles>3</meta:editing-cycles>
    <meta:generator>LibreOffice/7.2.5.2$Linux_X86_64 LibreOffice_project/20$Build-2</meta:generator>
    <meta:document-statistic meta:object-count="21"/>
  </office:meta>
</office:document-meta>
</file>